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Display Medium" svg:font-family="'Noto Sans Display Medium'" style:font-adornments="Mediu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oto Sans Display Medium" fo:font-size="20pt" fo:font-weight="bold" officeooo:rsid="001374e5" officeooo:paragraph-rsid="000ae1f7" style:font-size-asian="20pt" style:font-weight-asian="bold" style:font-size-complex="20pt" style:font-weight-complex="bold"/>
    </style:style>
    <style:style style:name="P2" style:family="paragraph" style:parent-style-name="Standard">
      <style:text-properties style:font-name="Noto Sans Display Medium" fo:font-size="14pt" fo:font-weight="bold" officeooo:rsid="000ae1f7" officeooo:paragraph-rsid="000ae1f7" style:font-size-asian="14pt" style:font-weight-asian="bold" style:font-size-complex="14pt" style:font-weight-complex="bold"/>
    </style:style>
    <style:style style:name="P3" style:family="paragraph" style:parent-style-name="Standard">
      <style:text-properties style:font-name="Noto Sans Display Medium" fo:font-size="10pt" officeooo:rsid="00160cdf" officeooo:paragraph-rsid="000ae1f7" style:font-size-asian="10pt" style:font-size-complex="10pt"/>
    </style:style>
    <style:style style:name="P4" style:family="paragraph" style:parent-style-name="Standard">
      <style:text-properties style:font-name="Noto Sans Display Medium" fo:font-size="10pt" officeooo:rsid="000ae1f7" officeooo:paragraph-rsid="000ae1f7" style:font-size-asian="10pt" style:font-size-complex="10pt"/>
    </style:style>
    <style:style style:name="P5" style:family="paragraph" style:parent-style-name="Standard" style:list-style-name="L1">
      <style:text-properties style:font-name="Noto Sans Display Medium" fo:font-size="10pt" officeooo:rsid="000ae1f7" officeooo:paragraph-rsid="000ae1f7" style:font-size-asian="10pt" style:font-size-complex="10pt"/>
    </style:style>
    <style:style style:name="P6" style:family="paragraph" style:parent-style-name="Standard">
      <style:text-properties style:font-name="Noto Sans Display Medium" fo:font-size="10pt" officeooo:rsid="000b1e8d" officeooo:paragraph-rsid="000b1e8d" style:font-size-asian="10pt" style:font-size-complex="10pt"/>
    </style:style>
    <style:style style:name="P7" style:family="paragraph" style:parent-style-name="Standard">
      <style:text-properties style:font-name="Noto Sans Display Medium" fo:font-size="10pt" officeooo:rsid="000b1e8d" officeooo:paragraph-rsid="000b6c1d" style:font-size-asian="10pt" style:font-size-complex="10pt"/>
    </style:style>
    <style:style style:name="P8" style:family="paragraph" style:parent-style-name="Standard">
      <style:text-properties style:font-name="Noto Sans Display Medium" fo:font-size="10pt" officeooo:rsid="000b6c1d" officeooo:paragraph-rsid="000b6c1d" style:font-size-asian="10pt" style:font-size-complex="10pt"/>
    </style:style>
    <style:style style:name="P9" style:family="paragraph" style:parent-style-name="Standard">
      <style:text-properties officeooo:paragraph-rsid="000b1e8d"/>
    </style:style>
    <style:style style:name="P10" style:family="paragraph" style:parent-style-name="Standard">
      <style:text-properties fo:font-size="10pt" officeooo:paragraph-rsid="000ae1f7" style:font-size-asian="10pt" style:font-size-complex="10pt"/>
    </style:style>
    <style:style style:name="P11" style:family="paragraph" style:parent-style-name="Standard">
      <style:text-properties fo:font-size="10pt" officeooo:rsid="000b1e8d" officeooo:paragraph-rsid="000b1e8d" style:font-size-asian="10pt" style:font-size-complex="10pt"/>
    </style:style>
    <style:style style:name="P12" style:family="paragraph" style:parent-style-name="Standard" style:list-style-name="L2">
      <style:text-properties fo:font-size="10pt" officeooo:rsid="000b1e8d" officeooo:paragraph-rsid="000b1e8d" style:font-size-asian="10pt" style:font-size-complex="10pt"/>
    </style:style>
    <style:style style:name="P13" style:family="paragraph" style:parent-style-name="Standard">
      <style:text-properties fo:font-size="10pt" officeooo:rsid="000b1e8d" officeooo:paragraph-rsid="000ae1f7" style:font-size-asian="10pt" style:font-size-complex="10pt"/>
    </style:style>
    <style:style style:name="P14" style:family="paragraph" style:parent-style-name="Standard">
      <style:text-properties fo:font-size="10pt" officeooo:rsid="000b1e8d" officeooo:paragraph-rsid="000c4af1" style:font-size-asian="10pt" style:font-size-complex="10pt"/>
    </style:style>
    <style:style style:name="P15" style:family="paragraph" style:parent-style-name="Standard" style:list-style-name="L2">
      <style:text-properties officeooo:paragraph-rsid="000b1e8d"/>
    </style:style>
    <style:style style:name="P16" style:family="paragraph" style:parent-style-name="Standard">
      <style:text-properties officeooo:paragraph-rsid="000b6c1d"/>
    </style:style>
    <style:style style:name="P17" style:family="paragraph" style:parent-style-name="Standard" style:list-style-name="L3">
      <style:text-properties officeooo:paragraph-rsid="000b6c1d"/>
    </style:style>
    <style:style style:name="P18" style:family="paragraph" style:parent-style-name="Standard">
      <style:text-properties officeooo:rsid="000c4af1" officeooo:paragraph-rsid="000c4af1"/>
    </style:style>
    <style:style style:name="P19" style:family="paragraph" style:parent-style-name="Standard">
      <style:paragraph-properties fo:break-before="page"/>
      <style:text-properties style:font-name="Noto Sans Display Medium" fo:font-size="14pt" fo:font-weight="bold" officeooo:rsid="000b1e8d" officeooo:paragraph-rsid="000b1e8d" style:font-size-asian="14pt" style:font-weight-asian="bold" style:font-size-complex="14pt" style:font-weight-complex="bold"/>
    </style:style>
    <style:style style:name="T1" style:family="text">
      <style:text-properties fo:font-weight="bold" officeooo:rsid="000b6c1d" style:font-weight-asian="bold" style:font-weight-complex="bold"/>
    </style:style>
    <style:style style:name="T2" style:family="text">
      <style:text-properties officeooo:rsid="000ae1f7"/>
    </style:style>
    <style:style style:name="T3" style:family="text">
      <style:text-properties style:font-name="Noto Sans Display Medium"/>
    </style:style>
    <style:style style:name="T4" style:family="text">
      <style:text-properties style:font-name="Noto Sans Display Medium" officeooo:rsid="000ae1f7"/>
    </style:style>
    <style:style style:name="T5" style:family="text">
      <style:text-properties style:font-name="Noto Sans Display Medium" fo:font-size="10pt" style:font-size-asian="10pt" style:font-size-complex="10pt"/>
    </style:style>
    <style:style style:name="T6" style:family="text">
      <style:text-properties style:font-name="Noto Sans Display Medium" fo:font-size="10pt" officeooo:rsid="000b1e8d" style:font-size-asian="10pt" style:font-size-complex="10pt"/>
    </style:style>
    <style:style style:name="T7" style:family="text">
      <style:text-properties style:font-name="Noto Sans Display Medium" fo:font-size="10pt" officeooo:rsid="000b6c1d" style:font-size-asian="10pt" style:font-size-complex="10pt"/>
    </style:style>
    <style:style style:name="T8" style:family="text">
      <style:text-properties style:font-name="Noto Sans Display Medium" fo:font-size="10pt" officeooo:rsid="000ae1f7" style:font-size-asian="10pt" style:font-size-complex="10pt"/>
    </style:style>
    <style:style style:name="T9" style:family="text">
      <style:text-properties style:font-name="Noto Sans Display Medium" fo:font-size="10pt" officeooo:rsid="000c4af1" style:font-size-asian="10pt" style:font-size-complex="10pt"/>
    </style:style>
    <style:style style:name="T10" style:family="text">
      <style:text-properties style:font-name="Noto Sans Display Medium" officeooo:rsid="000c4af1"/>
    </style:style>
    <style:style style:name="T11" style:family="text">
      <style:text-properties style:font-name="Noto Sans Display Medium" fo:font-weight="bold" officeooo:rsid="000ae1f7" style:font-weight-asian="bold" style:font-weight-complex="bold"/>
    </style:style>
    <style:style style:name="T12" style:family="text">
      <style:text-properties style:font-name="Courier New"/>
    </style:style>
    <style:style style:name="T13" style:family="text">
      <style:text-properties style:font-name="Courier New" officeooo:rsid="000b6c1d"/>
    </style:style>
    <style:style style:name="T14" style:family="text">
      <style:text-properties style:font-name="Courier New" fo:font-size="10pt" officeooo:rsid="000b1e8d" style:font-size-asian="10pt" style:font-size-complex="10pt"/>
    </style:style>
    <style:style style:name="T15" style:family="text">
      <style:text-properties officeooo:rsid="000b6c1d"/>
    </style:style>
    <style:style style:name="T16" style:family="text">
      <style:text-properties officeooo:rsid="000c4af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ginner's Python workshop:</text:p>
      <text:p text:style-name="P1"><text:span text:style-name="T2">Instructions for Instructors</text:span></text:p>
      <text:p text:style-name="P3"/>
      <text:p text:style-name="P4">You should:</text:p>
      <text:list xml:id="list785643365" text:style-name="L3">
        <text:list-item>
          <text:p text:style-name="P17"><text:span text:style-name="T8">D</text:span><text:span text:style-name="T6">ownload the files for the workshop from: <text:s text:c="9"/></text:span><text:span text:style-name="T14">https://github.com/rbricheno/pygamezero-workshop</text:span></text:p>
        </text:list-item>
      </text:list>
      <text:list xml:id="list3435710662" text:style-name="L1">
        <text:list-item>
          <text:p text:style-name="P5">Familiarise yourself with the workshop booklet <text:span text:style-name="T15">and these instructions</text:span></text:p>
        </text:list-item>
        <text:list-item>
          <text:p text:style-name="P5">Set up and test the classroom computers <text:span text:style-name="T16">(especially sound!)</text:span></text:p>
        </text:list-item>
        <text:list-item>
          <text:p text:style-name="P5">Ideally have some experience programming Python, to be able to answer more complicated questions.</text:p>
        </text:list-item>
      </text:list>
      <text:p text:style-name="P3"/>
      <text:p text:style-name="P4">The booklet for the workshop <text:span text:style-name="T1">pygame-zero-intro.pdf</text:span><text:span text:style-name="T15"> </text:span>should be self-explanatory. Participants should be able to start and continue by themselves as long as the workshop computers are set up correctly. Older children should be able to complete all of the workshop by themselves within the hour. Younger children probably won’t finish the workshop without help.</text:p>
      <text:p text:style-name="P4"/>
      <text:p text:style-name="P4"/>
      <text:p text:style-name="P2">Set up</text:p>
      <text:p text:style-name="P4"/>
      <text:p text:style-name="P4">The workshop booklet is written with a Raspberry Pi in mind, so check that the instructions in the booklets reflect what you will be doing before you give them out. <text:span text:style-name="T15">If you need to change the booklet, you can edit </text:span><text:span text:style-name="T1">pygame-zero-intro.odt</text:span><text:span text:style-name="T15"> using LibreOffice Writer and then export your customised booklet as a PDF.</text:span></text:p>
      <text:p text:style-name="P4"/>
      <text:p text:style-name="P10"><text:span text:style-name="T11">mu</text:span><text:span text:style-name="T4"> and</text:span><text:span text:style-name="T11"> Pygame Zero</text:span><text:span text:style-name="T4"> should both already be installed on the Raspberry Pi, if you are using a different computer you will need to make sure they are installed.</text:span></text:p>
      <text:p text:style-name="P13"><text:span text:style-name="T3"/></text:p>
      <text:p text:style-name="P11"><text:span text:style-name="T3">If a directory called “</text:span><text:span text:style-name="T12">mu_code</text:span><text:span text:style-name="T3">” does not exist in the user’s home directory, create it.</text:span></text:p>
      <text:p text:style-name="P11"/>
      <text:p text:style-name="P9"><text:span text:style-name="T6">Copy the images, music, and sounds director</text:span><text:span text:style-name="T9">ies</text:span><text:span text:style-name="T6"> from the </text:span><text:span text:style-name="T9">workshop</text:span><text:span text:style-name="T6"> download into the “</text:span><text:span text:style-name="T14">mu_code</text:span><text:span text:style-name="T6">” directory. They can be merged with the existing directories with the same names (if there are any). W</text:span><text:span text:style-name="T9">orkshop participants</text:span><text:span text:style-name="T6"> </text:span><text:span text:style-name="T9">should</text:span><text:span text:style-name="T6"> work in the “</text:span><text:span text:style-name="T14">mu_code</text:span><text:span text:style-name="T6">” directory and save their Python file there. </text:span><text:span text:style-name="T9">This way, Pygame Zero will have access to the images, sounds and music.</text:span></text:p>
      <text:p text:style-name="P11"><text:span text:style-name="T3"/></text:p>
      <text:p text:style-name="P14"><text:span text:style-name="T3">Additionally, make a copy of all the workshop files in a directory called “</text:span><text:span text:style-name="T12">pygamezero-workshop</text:span><text:span text:style-name="T3">” in the user’s home directory </text:span><text:span text:style-name="T10">(not strictly required, but recommended as it might be useful in case we need to copy and paste code, or in case a user deletes all the files in </text:span><text:span text:style-name="T3">“</text:span><text:span text:style-name="T12">mu_code</text:span><text:span text:style-name="T3">”</text:span><text:span text:style-name="T10"> for example)</text:span><text:span text:style-name="T3">.</text:span></text:p>
      <text:p text:style-name="P11"><text:span text:style-name="T3"/></text:p>
      <text:p text:style-name="P11"><text:span text:style-name="T3">To test the workshop, open mu then copy the content of the file “</text:span><text:span text:style-name="T12">pygamezero-workshop/11_game_sound.py</text:span><text:span text:style-name="T3">” into the mu editor window. Play, and check:</text:span></text:p>
      <text:list xml:id="list2446520953" text:style-name="L2">
        <text:list-item>
          <text:p text:style-name="P12"><text:span text:style-name="T3">You can save the file as a new file into the mu_code directory</text:span></text:p>
        </text:list-item>
        <text:list-item>
          <text:p text:style-name="P12"><text:span text:style-name="T3">The game runs</text:span></text:p>
        </text:list-item>
        <text:list-item>
          <text:p text:style-name="P15"><text:span text:style-name="T6">Sound can be heard</text:span></text:p>
        </text:list-item>
      </text:list>
      <text:p text:style-name="P4"/>
      <text:p text:style-name="P6"/>
      <text:p text:style-name="P19">Tips</text:p>
      <text:p text:style-name="P6"/>
      <text:p text:style-name="P16"><text:span text:style-name="T7">Make sure sound is working before the workshop. We used CEEDs for this workshop and found that we needed to install a driver. We also found that the sound did not work properly if we put it on to full volume. When we set the sound to half volume and left it there, the sound worked fine.</text:span></text:p>
      <text:p text:style-name="P7"/>
      <text:p text:style-name="P7"><text:span text:style-name="T15">Try and c</text:span>ir<text:span text:style-name="T15">c</text:span>ulate the room <text:span text:style-name="T15">regularly, </text:span>making sure nobody is left behind. <text:span text:style-name="T15">In particular, in step 3 there is a lot of typing required. You may want to copy and paste the code for the </text:span><text:span text:style-name="T13">check_keys</text:span><text:span text:style-name="T15"> function (or other problem areas) from the sample code stored in the </text:span>“<text:span text:style-name="T12">pygamezero-workshop</text:span>” <text:span text:style-name="T15">directory for users who are having trouble.</text:span></text:p>
      <text:p text:style-name="P7"/>
      <text:p text:style-name="P8">Check that users are not typing in all of the listings for each step one after another. Remind them that they only need to add the changes to the code that they already have rather than adding in the entire page of code to the end of what they already have.</text:p>
      <text:p text:style-name="P8"/>
      <text:p text:style-name="P16"><text:span text:style-name="T7">For participants who finish the workshop early, tell them the secret: that there is a whole other game that they can make now, by replacing the images and sounds. We have provided images called “shark” (player), “fish” (food), “puffer” (treat), and “sea” (field). We have also provided a “crunch” and a “munch” sound. They can now make an underwater game! Encourage them to mix and match the sounds and images, and add their own code to change the game’s behaviour such as changing the score for each piece of food.</text:span></text:p>
      <text:p text:style-name="P16"><text:span text:style-name="T7"/></text:p>
      <text:p text:style-name="P18"><text:span text:style-name="T7">H</text:span><text:span text:style-name="T5">ave fu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Display Medium" svg:font-family="'Noto Sans Display Medium'" style:font-adornments="Mediu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5T14:53:58.920594338</meta:creation-date>
    <dc:date>2020-02-25T15:34:50.992059696</dc:date>
    <meta:editing-duration>PT6M44S</meta:editing-duration>
    <meta:editing-cycles>1</meta:editing-cycles>
    <meta:document-statistic meta:table-count="0" meta:image-count="0" meta:object-count="0" meta:page-count="2" meta:paragraph-count="24" meta:word-count="616" meta:character-count="3602" meta:non-whitespace-character-count="3008"/>
    <meta:generator>LibreOffice/6.3.4.2$Linux_X86_64 LibreOffice_project/30$Build-2</meta:generator>
  </office:meta>
</office:document-meta>
</file>